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rsid="0018316d" officeooo:paragraph-rsid="0018316d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bold" fo:background-color="transparent" loext:char-shading-value="0" style:font-name-asian="Calibri1" style:font-name-complex="Calibri1"/>
    </style:style>
    <style:style style:name="T4" style:family="text">
      <style:text-properties officeooo:rsid="001831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1.1: Constraint Network:</text:p>
      <text:p text:style-name="P2">Gegeben seien die Variablen V1 = {S, E, N, D, M, O, R, E, Y} und V2 = {Ü1, Ü2, Ü3, Ü4}</text:p>
      <text:p text:style-name="P1"><text:span text:style-name="T1">Für alle V</text:span><text:span text:style-name="T2">_i </text:span><text:span text:style-name="T1">in V1 gilt folgende Domain: </text:span><text:span text:style-name="T3">D</text:span><text:span text:style-name="T1">_V_</text:span><text:span text:style-name="T2">i </text:span><text:span text:style-name="T1">= {0, 1, 2, 3, 4, 5, 6, 7, 8, 9}</text:span></text:p>
      <text:p text:style-name="P2">Folgende Constraints sind festgelegt:</text:p>
      <text:p text:style-name="P1"><text:span text:style-name="T1">((D + E) </text:span><text:span text:style-name="T2">mod </text:span><text:span text:style-name="T1">10 = Y) AND ((N + R + Ü1) </text:span><text:span text:style-name="T2">mod </text:span><text:span text:style-name="T1">10 = E) AND ((E + O + Ü2) </text:span><text:span text:style-name="T2">mod </text:span><text:span text:style-name="T1">10 = N) <text:s text:c="12"/>AND ((S + M + Ü3) </text:span><text:span text:style-name="T2">mod </text:span><text:span text:style-name="T1">10 = O) AND (M = Ü4) AND (Ü1 = floor((D + E) / 10)) AND (Ü2 = floor((N + R + Ü1) / 10)) AND (Ü3 = floor((E + O + Ü2) / 10)) AND (M = Ü4)</text:span></text:p>
      <text:p text:style-name="P2"><text:line-break/><text:span text:style-name="T4">7.2.</text:span></text:p>
      <text:p text:style-name="P3">The first impulse ist to look out for three letter word whose first letters are present in other choosable words.</text:p>
      <text:p text:style-name="P3">In a way your building a net. I wouldn’t make sense to choose arm in the first row for example because there is no word that start with m in the last columb.</text:p>
      <text:p text:style-name="P3"/>
      <text:p text:style-name="P3">since there are <text:s/>no unary constraints (all words have just three words) the words are domain consistent.</text:p>
      <text:p text:style-name="P3"/>
      <text:p text:style-name="P3">the domains are always 2 for words that fit 6 fields:</text:p>
      <text:p text:style-name="P3">first domain has the fields: A1D1 A1D2 A1D3 A2D1 A3D1</text:p>
      <text:p text:style-name="P3">second domains " : <text:s text:c="10"/>A2D1 A1D2 A2D2 A3D3 A3D2</text:p>
      <text:p text:style-name="P3">third domain is made up by <text:s text:c="2"/>A3D1 A3D2 A3D3 A2D3 A1D3</text:p>
      <text:p text:style-name="P3"/>
      <text:p text:style-name="P3">precondition for the first domains: every letter is a possible selection for a cell because of the first letter</text:p>
      <text:p text:style-name="P3"/>
      <text:p text:style-name="P3">Domain(A2D2)</text:p>
      <text:p text:style-name="P3">={</text:p>
      <text:p text:style-name="P3">add, ado, age, ago, aid, ail, aim, air,</text:p>
      <text:p text:style-name="P3">and, any, ape, apt, arc, are, ark, arm,</text:p>
      <text:p text:style-name="P3">art, ash, ask, awe, awl, bad,</text:p>
      <text:p text:style-name="P3">bag, ban, bat, bee, ear, eel,</text:p>
      <text:p text:style-name="P3">far, fat, fit, lee, oaf, rat, tar, tie.</text:p>
      <text:p text:style-name="P3">}</text:p>
      <text:p text:style-name="P3"><text:soft-page-break/></text:p>
      <text:p text:style-name="P3">Domain(A1D1)</text:p>
      <text:p text:style-name="P3">={</text:p>
      <text:p text:style-name="P3">add, ado, age, ago, aid, ail, aim, air,</text:p>
      <text:p text:style-name="P3">and, any, ape, apt, arc, are, ark, arm,</text:p>
      <text:p text:style-name="P3">art, ash, ask, auk, awe, awl, aye, bad,</text:p>
      <text:p text:style-name="P3">bag, ban, bat, bee, boa, ear, eel, eft,</text:p>
      <text:p text:style-name="P3">far, fat, fit, tar, tie.</text:p>
      <text:p text:style-name="P3">}</text:p>
      <text:p text:style-name="P3"/>
      <text:p text:style-name="P3">Domain(A3D3)</text:p>
      <text:p text:style-name="P3">={</text:p>
      <text:p text:style-name="P3">add, ado, age, ago, aid, ail, aim, air,</text:p>
      <text:p text:style-name="P3">and, ape, apt, arc, are, ark, arm,</text:p>
      <text:p text:style-name="P3">art, ask, auk, awe, awl, aye, bad,</text:p>
      <text:p text:style-name="P3">bat, bee, boa, ear, eel, eft,</text:p>
      <text:p text:style-name="P3">far, fat, fit, lee, rat, tar, tie.</text:p>
      <text:p text:style-name="P3">}</text:p>
      <text:p text:style-name="P3"/>
      <text:p text:style-name="P3">From the previous Domains delete all letters that contain impossible second letters</text:p>
      <text:p text:style-name="P3"/>
      <text:p text:style-name="P3">*second letter from A1D1 must be a possible first letter in A2D2</text:p>
      <text:p text:style-name="P3">so fulfill first an d second constraint</text:p>
      <text:p text:style-name="P3">A1D1* ={</text:p>
      <text:p text:style-name="P3">arc, are, ark, arm,art, bad,bag, ban, bat, bee, boa, ear, eel, eft,far, fat, tar,</text:p>
      <text:p text:style-name="P3">}</text:p>
      <text:p text:style-name="P3"/>
      <text:p text:style-name="P3"/>
      <text:p text:style-name="P3">*second letter of a1d1 must be the the first of a2d2</text:p>
      <text:p text:style-name="P3"><text:soft-page-break/>A2D2* ={aid, air, and , any ,ape ,apt ,are, awe, ear, far, oaf}</text:p>
      <text:p text:style-name="P3">starting letters aefo</text:p>
      <text:p text:style-name="P3"/>
      <text:p text:style-name="P3"/>
      <text:p text:style-name="P3">*the middle letter of a3d3 must be the last of a2s2</text:p>
      <text:p text:style-name="P3">A3D3* ={add, are, arc, arm , art, eel, aft, age, and, ask, ark, aye, ear, far, fat, rat, tar, lee}</text:p>
      <text:p text:style-name="P3"/>
      <text:p text:style-name="P3"/>
      <text:p text:style-name="P3"/>
      <text:p text:style-name="P3">**second letter of A1D1 must be the first of A2D2 (afeo)</text:p>
      <text:p text:style-name="P3">A1D1**={bad,bag, ban, bat, bee, boa, ear, eel, eft,far, fat, tar}</text:p>
      <text:p text:style-name="P3"/>
      <text:p text:style-name="P3">**the second letter of a3d3 must the last of a2d2(d r y e t f)</text:p>
      <text:p text:style-name="P3">A3D3** ={add, are, arc, arm , art, eel, aft, and, ark, aye, lee, eft}</text:p>
      <text:p text:style-name="P3"/>
      <text:p text:style-name="P3">**the last letter of a2d2 must be the middle letter in a3d3 (d r e f n y)</text:p>
      <text:p text:style-name="P3">A2D2** ={aid, air, and , any ,ape <text:s/>,are, awe, ear, far, oaf}</text:p>
      <text:p text:style-name="P3"/>
      <text:p text:style-name="P3">*** the last of a1d1** must be the first a3d3** (a e l)</text:p>
      <text:p text:style-name="P3">a1d1***={</text:p>
      <text:p text:style-name="P3"><text:s/>bee, boa, eel,</text:p>
      <text:p text:style-name="P3">}</text:p>
      <text:p text:style-name="P3"/>
      <text:p text:style-name="P3">***the first letter of a2d2** must be the second of a1d1** (e o)</text:p>
      <text:p text:style-name="P3">A2D2*** ={ ear, oaf}</text:p>
      <text:p text:style-name="P3"/>
      <text:p text:style-name="P3">***the first of a3d3** must be the first of a1d1**</text:p>
      <text:p text:style-name="P3">a3d3***= { are, arc, arm , art, aft, ark, eft}</text:p>
      <text:p text:style-name="P3"/>
      <text:p text:style-name="P3"><text:soft-page-break/>***deselct impossible singular last letters in a3d3** (c m e k)</text:p>
      <text:p text:style-name="P3">a3d3***= { <text:s/>art, aft eft}</text:p>
      <text:p text:style-name="P3"/>
      <text:p text:style-name="P3">------------------------------</text:p>
      <text:p text:style-name="P3">last letters in a1d1* must be the first of a3d3 (a e)</text:p>
      <text:p text:style-name="P3">a1d1****={</text:p>
      <text:p text:style-name="P3"><text:s/>bee, boa</text:p>
      <text:p text:style-name="P3">}</text:p>
      <text:p text:style-name="P3">the solution is:</text:p>
      <text:p text:style-name="P3"/>
      <text:p text:style-name="P3">a3d3**** = {art, eft}</text:p>
      <text:p text:style-name="P3">A2D2*** ={ ear, oaf}</text:p>
      <text:p text:style-name="P3">a1d1****={bee, boa}</text:p>
      <text:p text:style-name="P3">7.3</text:p>
      <text:p text:style-name="P3">siehe Arc Consistency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5T08:50:40.057000000</dc:date>
    <meta:editing-duration>PT4M10S</meta:editing-duration>
    <meta:editing-cycles>1</meta:editing-cycles>
    <meta:document-statistic meta:table-count="0" meta:image-count="0" meta:object-count="0" meta:page-count="4" meta:paragraph-count="76" meta:word-count="661" meta:character-count="3251" meta:non-whitespace-character-count="2636"/>
    <meta:generator>LibreOffice/5.2.0.4$Windows_X86_64 LibreOffice_project/066b007f5ebcc236395c7d282ba488bca6720265</meta:generator>
  </office:meta>
</office:document-meta>
</file>